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allposters.com/">http://www.allposters.com/</text:a></text:p>
      <text:p text:style-name="Standard">dalase.com/</text:p>
      <text:p text:style-name="Standard"><text:a xlink:type="simple" xlink:href="http://www.rue21.com/">http://www.rue21.com/</text:a></text:p>
      <text:p text:style-name="Standard">betabrand.com</text:p>
      <text:p text:style-name="Standard">macys.com</text:p>
      <text:p text:style-name="Standard"><text:a xlink:type="simple" xlink:href="http://docs.oracle.com/">http://docs.oracle.com/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20S</meta:editing-duration>
    <meta:editing-cycles>5</meta:editing-cycles>
    <meta:generator>OpenOffice.org/3.4.1$Win32 OpenOffice.org_project/341m1$Build-9593</meta:generator>
    <dc:date>2015-04-21T13:06:59.48</dc:date>
    <meta:document-statistic meta:table-count="0" meta:image-count="0" meta:object-count="0" meta:page-count="1" meta:paragraph-count="6" meta:word-count="6" meta:character-count="103"/>
    <meta:user-defined meta:name="Info 1"/>
    <meta:user-defined meta:name="Info 2"/>
    <meta:user-defined meta:name="Info 3"/>
    <meta:user-defined meta:name="Info 4"/>
  </office:meta>
</office:document-meta>
</file>